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Sans-serif" svg:font-family="Sans-serif" style:font-family-generic="swiss"/>
    <style:font-face style:name="sans-erif" svg:font-family="sans-erif"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4a4d" officeooo:paragraph-rsid="00164a4d"/>
    </style:style>
    <style:style style:name="P2" style:family="paragraph" style:parent-style-name="Standard">
      <style:text-properties fo:font-size="22pt" officeooo:rsid="00164a4d" officeooo:paragraph-rsid="00164a4d" style:font-size-asian="22pt" style:font-size-complex="22pt"/>
    </style:style>
    <style:style style:name="P3" style:family="paragraph" style:parent-style-name="Standard">
      <style:text-properties fo:font-size="13pt" officeooo:rsid="00164a4d" officeooo:paragraph-rsid="00164a4d" style:font-size-asian="13pt" style:font-size-complex="13pt"/>
    </style:style>
    <style:style style:name="P4" style:family="paragraph" style:parent-style-name="Standard">
      <style:text-properties fo:font-size="12pt" officeooo:rsid="00164a4d" officeooo:paragraph-rsid="00164a4d" style:font-size-asian="12pt" style:font-size-complex="12pt"/>
    </style:style>
    <style:style style:name="P5" style:family="paragraph" style:parent-style-name="Standard">
      <style:text-properties fo:font-size="12pt" officeooo:paragraph-rsid="00164a4d" style:font-size-asian="12pt" style:font-size-complex="12pt"/>
    </style:style>
    <style:style style:name="P6" style:family="paragraph" style:parent-style-name="Standard">
      <style:text-properties officeooo:paragraph-rsid="00172b4e"/>
    </style:style>
    <style:style style:name="P7" style:family="paragraph" style:parent-style-name="Standard">
      <style:text-properties officeooo:rsid="001880d8" officeooo:paragraph-rsid="001880d8"/>
    </style:style>
    <style:style style:name="P8" style:family="paragraph" style:parent-style-name="Standard">
      <style:text-properties officeooo:paragraph-rsid="001880d8"/>
    </style:style>
    <style:style style:name="P9" style:family="paragraph" style:parent-style-name="Standard">
      <style:text-properties officeooo:rsid="0019960d" officeooo:paragraph-rsid="0019960d"/>
    </style:style>
    <style:style style:name="P10" style:family="paragraph" style:parent-style-name="Standard">
      <style:text-properties officeooo:paragraph-rsid="0019960d"/>
    </style:style>
    <style:style style:name="P11" style:family="paragraph" style:parent-style-name="Standard">
      <style:text-properties officeooo:paragraph-rsid="001bb848"/>
    </style:style>
    <style:style style:name="P12" style:family="paragraph" style:parent-style-name="Standard">
      <style:text-properties style:font-name="Sans-serif" fo:font-size="13pt" officeooo:rsid="00172b4e" officeooo:paragraph-rsid="00172b4e" style:font-size-asian="13pt" style:font-size-complex="13pt"/>
    </style:style>
    <style:style style:name="P13" style:family="paragraph" style:parent-style-name="Standard">
      <style:text-properties officeooo:paragraph-rsid="001c78ba"/>
    </style:style>
    <style:style style:name="T1" style:family="text">
      <style:text-properties style:font-name="sans-serif"/>
    </style:style>
    <style:style style:name="T2" style:family="text">
      <style:text-properties style:font-name="sans-serif" fo:font-size="13.5pt"/>
    </style:style>
    <style:style style:name="T3" style:family="text">
      <style:text-properties style:font-name="sans-serif" officeooo:rsid="00164a4d" style:font-size-asian="13pt" style:font-size-complex="13pt"/>
    </style:style>
    <style:style style:name="T4" style:family="text">
      <style:text-properties style:font-name="sans-serif" officeooo:rsid="00172b4e"/>
    </style:style>
    <style:style style:name="T5" style:family="text">
      <style:text-properties style:font-name="sans-serif" fo:font-size="13pt" officeooo:rsid="00172b4e" style:font-size-asian="13pt" style:font-size-complex="13pt"/>
    </style:style>
    <style:style style:name="T6" style:family="text">
      <style:text-properties style:font-name="sans-serif" fo:font-size="13pt" fo:language="en" fo:country="US" officeooo:rsid="00172b4e" style:font-size-asian="13pt" style:font-size-complex="13pt"/>
    </style:style>
    <style:style style:name="T7" style:family="text">
      <style:text-properties style:font-name="sans-serif" officeooo:rsid="001880d8"/>
    </style:style>
    <style:style style:name="T8" style:family="text">
      <style:text-properties style:font-name="sans-serif" officeooo:rsid="00164a4d"/>
    </style:style>
    <style:style style:name="T9" style:family="text">
      <style:text-properties style:font-name="sans-serif" officeooo:rsid="0019960d"/>
    </style:style>
    <style:style style:name="T10" style:family="text">
      <style:text-properties style:font-name="sans-serif" officeooo:rsid="001bb848"/>
    </style:style>
    <style:style style:name="T11" style:family="text">
      <style:text-properties style:font-name="sans-serif" fo:font-size="16.5pt"/>
    </style:style>
    <style:style style:name="T12" style:family="text">
      <style:text-properties style:font-name="sans-serif" fo:font-size="16.5pt" fo:font-weight="bold" style:font-weight-asian="bold" style:font-weight-complex="bold"/>
    </style:style>
    <style:style style:name="T13" style:family="text">
      <style:text-properties style:font-name="sans-serif" fo:font-size="16.5pt" fo:font-weight="normal" style:font-weight-asian="normal" style:font-weight-complex="normal"/>
    </style:style>
    <style:style style:name="T14" style:family="text">
      <style:text-properties style:font-name="sans-serif" fo:font-size="12pt"/>
    </style:style>
    <style:style style:name="T15" style:family="text">
      <style:text-properties officeooo:rsid="0019960d"/>
    </style:style>
    <style:style style:name="T16" style:family="text">
      <style:text-properties style:font-name="serif" fo:font-size="21pt" fo:font-weight="normal" style:font-weight-asian="normal" style:font-weight-complex="normal"/>
    </style:style>
    <style:style style:name="T17" style:family="text">
      <style:text-properties style:font-name="serif" fo:font-size="16.5pt" fo:font-weight="normal" style:font-weight-asian="normal" style:font-weight-complex="normal"/>
    </style:style>
    <style:style style:name="T18" style:family="text">
      <style:text-properties style:font-name="serif" fo:font-size="13pt" fo:font-weight="normal" style:font-size-asian="13pt" style:font-weight-asian="normal" style:font-size-complex="13pt" style:font-weight-complex="normal"/>
    </style:style>
    <style:style style:name="T19" style:family="text">
      <style:text-properties style:font-name="serif" fo:font-size="12pt"/>
    </style:style>
    <style:style style:name="T20" style:family="text">
      <style:text-properties style:font-name="serif" fo:font-size="8.25pt"/>
    </style:style>
    <style:style style:name="T21" style:family="text">
      <style:text-properties style:font-name="Sans-serif"/>
    </style:style>
    <style:style style:name="T22" style:family="text">
      <style:text-properties style:font-name="Sans-serif" fo:font-size="13pt" fo:font-weight="normal" style:font-size-asian="13pt" style:font-weight-asian="normal" style:font-size-complex="13pt" style:font-weight-complex="normal"/>
    </style:style>
    <style:style style:name="T23" style:family="text">
      <style:text-properties style:font-name="Sans-serif" fo:font-weight="normal" officeooo:rsid="001c78ba" style:font-weight-asian="normal" style:font-weight-complex="normal"/>
    </style:style>
    <style:style style:name="T24" style:family="text">
      <style:text-properties style:font-name="Sans-serif" fo:font-size="12pt"/>
    </style:style>
    <style:style style:name="T25" style:family="text">
      <style:text-properties style:font-name="Sans-serif" fo:font-size="12pt" officeooo:rsid="001c78ba"/>
    </style:style>
    <style:style style:name="T26" style:family="text">
      <style:text-properties style:font-name="sans-serif1" fo:font-size="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per Studied</text:p>
      <text:p text:style-name="P1"/>
      <text:p text:style-name="P3"><text:span text:style-name="T4">1) </text:span><text:span text:style-name="T1">A comparison of facial recognition’salgorithms</text:span></text:p>
      <text:p text:style-name="P3"/>
      <text:p text:style-name="P5"><text:span text:style-name="T8">Authors: </text:span><text:span text:style-name="T1">Nicolas Delbiaggio</text:span></text:p>
      <text:p text:style-name="P4"><text:span text:style-name="T1">Institution: Haaga-Helia University of Applied Science</text:span></text:p>
      <text:p text:style-name="P3"><text:span text:style-name="T1"/></text:p>
      <text:p text:style-name="P3"><text:span text:style-name="T1">Abstract:</text:span></text:p>
      <text:p text:style-name="P4"><text:span text:style-name="T1">The popularity of the cameras in smart gadgets and other consumer electronics drive the industries to utilize these devices more efficiently. Facial recognition research is one of the hot topicsboth for practitioners and academicians nowadays. This study is an attempt to reveal the efficiency of existing facial recognition algorithms through a case evaluation. </text:span></text:p>
      <text:p text:style-name="P4"><text:span text:style-name="T1">The purpose of this thesis is to investigate several facial recognition algorithms and make comparisons in respect of their accuracy. The compared facial recognitions algorithms have been widely utilized by industries.The focus is on the algorithms,Eigenfaces, Fisher-faces, Local Binary Pattern Histogram, and the commercial deep convolutional neural net-work algorithm OpenFace. The thesis covers the whole process of face recognition, including preprocessing of images and face detection.The concept of each algorithm is explained, and the description is given accordingly. Additionally, to assess the efficiency of each algorithm a test case with static images was conducted and evaluated.</text:span></text:p>
      <text:p text:style-name="P4"><text:span text:style-name="T1">The evaluations of the test cases indicate that among the compared facial recognition algorithms the OpenFace algorithm has the highest accuracy to identify faces.Through the findings of this study,we aim to conduct further researches on emotional analysis through facial recognition.</text:span></text:p>
      <text:p text:style-name="P4"><text:span text:style-name="T1"/></text:p>
      <text:p text:style-name="P6"><text:span text:style-name="T5">2)</text:span><text:span text:style-name="T6">Face Recognition with Local Binary Patterns</text:span></text:p>
      <text:p text:style-name="P6"><text:span text:style-name="T6"/></text:p>
      <text:p text:style-name="P6"><text:span text:style-name="T4">Authors:Timo Ahonen, Abdenour Hadid, Matti Pietikäinen</text:span></text:p>
      <text:p text:style-name="P8"><text:span text:style-name="T4">I</text:span><text:span text:style-name="T7">nstitude:</text:span><text:span text:style-name="T1">Machine Vision Group,Infotech Oulu,University of Oulu, Finland</text:span></text:p>
      <text:p text:style-name="P9"><text:span text:style-name="T1">conference:European Conference on computer vision</text:span></text:p>
      <text:p text:style-name="P9"><text:span text:style-name="T1"/></text:p>
      <text:p text:style-name="P9"><text:span text:style-name="T1">Abstract:</text:span></text:p>
      <text:p text:style-name="P10"><text:span text:style-name="T9">This paper proposes a novel approach to face recognition which considers both shape and texture information to represent face images.The face area is first divided into small regions from which Local Binary Pattern (LBP) histograms are extracted and concatenated into a single,spatially enhanced feature histogram efficiently representing the face image.The recognition is performed using a nearest neighbour classifier in the computed feature space with Chi square as a dissimilarity measure.Extensive experiments clearly show the superiority of the proposed scheme over all considered methods (PCA, Bayesian Intra/extrapersonal Classifier and Elastic Bunch Graph Matching) on FERET tests which include testing the robustness of the method against different facial expressions, lighting and aging of the subjects. In addition to its efficiency, the simplicity of the proposed method allows for very fast feature extraction.</text:span></text:p>
      <text:p text:style-name="P7"><text:span text:style-name="T1"/></text:p>
      <text:p text:style-name="P7"><text:span text:style-name="T1"/></text:p>
      <text:p text:style-name="P7"><text:span text:style-name="T1"/></text:p>
      <text:p text:style-name="P11"><text:soft-page-break/><text:span text:style-name="T10">3)</text:span><text:span text:style-name="T22">VERY DEEP CONVOLUTIONAL NETWORKS FOR LARGE- SCALE IMAGE RECOGNITION</text:span></text:p>
      <text:p text:style-name="P11"><text:span text:style-name="T22"/></text:p>
      <text:p text:style-name="P13"><text:span text:style-name="T23">Authors:</text:span><text:span text:style-name="T24">Karen Simonyan &amp; Andrew Zisserman</text:span></text:p>
      <text:p text:style-name="P13"><text:span text:style-name="T25">Institude:</text:span><text:span text:style-name="T26">Visual Geometry Group, Department of Engineering Science,University of Oxford</text:span></text:p>
      <text:p text:style-name="P13"><text:span text:style-name="T25"/></text:p>
      <text:p text:style-name="P13"><text:span text:style-name="T25">Abstract:I</text:span><text:span text:style-name="T24">n this work we investigate the effect of the convolutional network depth on its accuracy in the large-scale image recognition setting. Our main contribution is a thorough evaluation of networks of increasing depth using an architecture with very small (3×3) convolution filters, which shows that a significant improvementon the prior-art configurations can be achieved by pushing the depth to 16–19 weight layers.These findings were the basis of our ImageNet Challenge 2014 submission,where our team secured the first and the second places in the localisation and classification tracks respectively.We also show that our representations generalise well to other datasets,where they achieve state-of-the-art results.We have made our two best-performing ConvNet models publicly available to facilitate further research on the use of deep visual representations in computer vision.</text:span></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Sans-serif" svg:font-family="Sans-serif" style:font-family-generic="swiss"/>
    <style:font-face style:name="sans-erif" svg:font-family="sans-erif"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5:16:40.679730400</meta:creation-date>
    <dc:date>2021-02-20T16:16:18.533277039</dc:date>
    <meta:editing-duration>PT4M37S</meta:editing-duration>
    <meta:editing-cycles>2</meta:editing-cycles>
    <meta:generator>LibreOffice/6.4.6.2$Linux_X86_64 LibreOffice_project/40$Build-2</meta:generator>
    <meta:document-statistic meta:table-count="0" meta:image-count="0" meta:object-count="0" meta:page-count="2" meta:paragraph-count="18" meta:word-count="511" meta:character-count="3730" meta:non-whitespace-character-count="3237"/>
  </office:meta>
</office:document-meta>
</file>